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 fo:padding="0in" fo:border="none"/>
      <style:text-properties style:font-name="Helvetica"/>
    </style:style>
    <style:style style:name="P2" style:family="paragraph" style:parent-style-name="Standard">
      <style:text-properties style:font-name="Helvetica"/>
    </style:style>
    <style:style style:name="P3" style:family="paragraph" style:parent-style-name="Standard">
      <style:text-properties style:font-name="Helvetica" fo:font-size="11pt" fo:language="en" fo:country="US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style:font-name="Helvetica"/>
    </style:style>
    <style:style style:name="T2" style:family="text">
      <style:text-properties style:font-name="Helvetic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. <text:s/></text:span><text:span text:style-name="T2">Visual Studio extensions and settings:</text:span></text:p>
      <text:p text:style-name="P1"/>
      <text:p text:style-name="P1">Extension: <text:span text:style-name="T3">Monokai pro, Live Server (</text:span><text:span text:style-name="T4">right click on fthe HTML file an Open With Live Server</text:span><text:span text:style-name="T3">), Prettier(</text:span><text:span text:style-name="T4">file -&gt; prefferences -&gt; setting -&gt; in search bar(default formatter) -&gt; Prettier Formatter</text:span><text:span text:style-name="T3">)</text:span></text:p>
      <text:p text:style-name="P1"><text:span text:style-name="T4">Setting</text:span><text:span text:style-name="T3">:</text:span><text:span text:style-name="T4"> Setting -&gt; user -&gt; </text:span><text:span text:style-name="T3">AutoSave</text:span><text:span text:style-name="T4"> : onFocusChange, </text:span><text:span text:style-name="T3">MultiCursos</text:span><text:span text:style-name="T4"> : ctrCmd, </text:span><text:span text:style-name="T3">WordWrap</text:span><text:span text:style-name="T4"> : On, </text:span><text:span text:style-name="T3">FormatOnSave</text:span><text:span text:style-name="T4"> - ON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31M46S</meta:editing-duration>
    <meta:editing-cycles>19</meta:editing-cycles>
    <meta:generator>OpenOffice/4.1.10$Win32 OpenOffice.org_project/4110m2$Build-9807</meta:generator>
    <dc:date>2022-02-25T18:26:28.19</dc:date>
    <dc:creator>alex alex</dc:creator>
    <meta:document-statistic meta:table-count="0" meta:image-count="0" meta:object-count="0" meta:page-count="1" meta:paragraph-count="3" meta:word-count="52" meta:character-count="343"/>
    <meta:user-defined meta:name="Info 1"/>
    <meta:user-defined meta:name="Info 2"/>
    <meta:user-defined meta:name="Info 3"/>
    <meta:user-defined meta:name="Info 4"/>
  </office:meta>
</office:document-meta>
</file>